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200000200BF1014A96A593ABB.png" manifest:media-type="image/png"/>
  <manifest:file-entry manifest:full-path="Pictures/10000201000001F400000177CAFC0297B8618FCC.png" manifest:media-type="image/png"/>
  <manifest:file-entry manifest:full-path="Pictures/1000020100000576000002FEE50AF41DF571AA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4.0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Funktionen</text:p>
          </draw:text-box>
        </draw:frame>
        <draw:frame presentation:style-name="pr2" draw:text-style-name="P1" draw:layer="layout" svg:width="25.199cm" svg:height="4.064cm" svg:x="1.778cm" svg:y="1.778cm" presentation:class="subtitle" presentation:user-transformed="true">
          <draw:text-box>
            <text:p>Aus kleineren Bausteinen grössere bauen</text:p>
          </draw:text-box>
        </draw:frame>
        <draw:frame draw:style-name="gr1" draw:text-style-name="P2" draw:layer="layout" svg:width="21.082cm" svg:height="9.07cm" svg:x="3.81cm" svg:y="5.08cm">
          <draw:image xlink:href="Pictures/10000201000001F400000177CAFC0297B8618FCC.png" xlink:type="simple" xlink:show="embed" xlink:actuate="onLoad">
            <text:p/>
          </draw:image>
        </draw:frame>
        <draw:frame draw:style-name="gr2" draw:text-style-name="P3" draw:layer="layout" svg:width="14.654cm" svg:height="0.802cm" svg:x="10.414cm" svg:y="13.462cm">
          <draw:text-box>
            <text:p>"LEGO house" by Atsushi Tadokoro is licensed under CC BY 2.0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7.999cm" svg:height="15.341cm" svg:x="0.038cm" svg:y="0.221cm">
          <draw:image xlink:href="Pictures/1000020100000576000002FEE50AF41DF571AA7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12.433cm" svg:height="12.385cm" svg:x="7.821cm" svg:y="1.699cm">
          <draw:image xlink:href="Pictures/100002010000020200000200BF1014A96A593AB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21:06:38.809131152</meta:creation-date>
    <dc:date>2020-11-03T06:12:41.070997395</dc:date>
    <meta:editing-duration>PT8H55M55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